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697cm" table:align="left"/>
    </style:style>
    <style:style style:name="Tableau2.A" style:family="table-column">
      <style:table-column-properties style:column-width="5.697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840b" officeooo:paragraph-rsid="000c840b"/>
    </style:style>
    <style:style style:name="P2" style:family="paragraph" style:parent-style-name="Standard">
      <style:text-properties officeooo:rsid="000c840b" officeooo:paragraph-rsid="00104b96"/>
    </style:style>
    <style:style style:name="P3" style:family="paragraph" style:parent-style-name="Standard">
      <style:text-properties officeooo:rsid="000e77f2" officeooo:paragraph-rsid="000e77f2"/>
    </style:style>
    <style:style style:name="P4" style:family="paragraph" style:parent-style-name="Standard">
      <style:text-properties fo:font-style="italic" style:text-underline-style="none" officeooo:rsid="000c840b" officeooo:paragraph-rsid="00104b96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800000" fo:font-size="16pt" fo:font-style="italic" style:text-underline-style="solid" style:text-underline-width="auto" style:text-underline-color="font-color" fo:font-weight="bold" officeooo:rsid="000c840b" officeooo:paragraph-rsid="000c840b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color="#0066cc" fo:font-size="13pt" fo:font-style="italic" style:text-underline-style="solid" style:text-underline-width="auto" style:text-underline-color="font-color" officeooo:rsid="000c840b" officeooo:paragraph-rsid="000c840b" style:font-size-asian="13pt" style:font-style-asian="italic" style:font-size-complex="13pt" style:font-style-complex="italic"/>
    </style:style>
    <style:style style:name="P7" style:family="paragraph" style:parent-style-name="Standard">
      <style:text-properties fo:color="#009933" fo:font-style="italic" style:text-underline-style="none" officeooo:rsid="000c840b" officeooo:paragraph-rsid="00104b96" style:font-style-asian="italic" style:font-style-complex="italic"/>
    </style:style>
    <style:style style:name="P8" style:family="paragraph" style:parent-style-name="Table_20_Contents">
      <style:text-properties officeooo:rsid="000e77f2" officeooo:paragraph-rsid="000e77f2"/>
    </style:style>
    <style:style style:name="T1" style:family="text">
      <style:text-properties officeooo:rsid="000e77f2"/>
    </style:style>
    <style:style style:name="T2" style:family="text">
      <style:text-properties officeooo:rsid="00104b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udget informatique</text:p>
      <text:p text:style-name="P1"/>
      <text:p text:style-name="P7"><text:span text:style-name="T2">Définition</text:span> : </text:p>
      <text:p text:style-name="P4"/>
      <text:p text:style-name="P2"><text:tab/>budget de fonctionnement qui permets de valoriser les coups pour le bon fonctionnement de l’entreprise (et du service informatique)</text:p>
      <text:p text:style-name="P1"/>
      <text:p text:style-name="P6">1)traitement sur valeur et charge.</text:p>
      <text:p text:style-name="P1"/>
      <text:p text:style-name="P1">Le salaire <text:span text:style-name="T1">pris en compte dans le calcul du budget est le salaire « brut chargé ». Il s’agit du salaire brut + 50 % de celui ci.</text:span>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>Salaire à charge</text:p>
          </table:table-cell>
          <table:table-cell table:style-name="Tableau1.A1" office:value-type="string">
            <text:p text:style-name="P8">Dépenses sociales</text:p>
          </table:table-cell>
          <table:table-cell table:style-name="Tableau1.C1" office:value-type="string">
            <text:p text:style-name="P8">Consommable et energie</text:p>
          </table:table-cell>
        </table:table-row>
        <table:table-row>
          <table:table-cell table:style-name="Tableau1.A2" office:value-type="string">
            <text:p text:style-name="Table_20_Contents">-<text:span text:style-name="T1">salaire brut+ charge patronal « cadre »</text:span></text:p>
            <text:p text:style-name="Table_20_Contents">-<text:span text:style-name="T1">Salaire brut+charge patronal « non cadre »</text:span></text:p>
            <text:p text:style-name="Table_20_Contents">-<text:span text:style-name="T1">Interémiaire</text:span></text:p>
            <text:p text:style-name="Table_20_Contents">-<text:span text:style-name="T1">Stagiaire</text:span></text:p>
            <text:p text:style-name="Table_20_Contents">-<text:span text:style-name="T1">alternant</text:span></text:p>
            <text:p text:style-name="Table_20_Contents">-<text:span text:style-name="T1">Personnel détaché</text:span></text:p>
            <text:p text:style-name="Table_20_Contents">-<text:span text:style-name="T1">Personnel sur site</text:span></text:p>
            <text:p text:style-name="Table_20_Contents">-<text:span text:style-name="T1">indemnité licenciement</text:span></text:p>
          </table:table-cell>
          <table:table-cell table:style-name="Tableau1.A2" office:value-type="string">
            <text:p text:style-name="Table_20_Contents">-<text:span text:style-name="T1">restaurant d’entreprise</text:span></text:p>
            <text:p text:style-name="Table_20_Contents">-<text:span text:style-name="T1">Ticket resto</text:span></text:p>
            <text:p text:style-name="Table_20_Contents">-<text:span text:style-name="T1">plan stage/formation</text:span></text:p>
            <text:p text:style-name="Table_20_Contents">-<text:span text:style-name="T1">Frais de recrutement</text:span></text:p>
            <text:p text:style-name="Table_20_Contents">-<text:span text:style-name="T1">CE</text:span></text:p>
            <text:p text:style-name="Table_20_Contents">-<text:span text:style-name="T1">Médaille du travail</text:span></text:p>
            <text:p text:style-name="Table_20_Contents"/>
          </table:table-cell>
          <table:table-cell table:style-name="Tableau1.C2" office:value-type="string">
            <text:p text:style-name="Table_20_Contents">-<text:span text:style-name="T1">carburant</text:span></text:p>
            <text:p text:style-name="Table_20_Contents">-<text:span text:style-name="T1">consomables (papiers, cartouches,souris, clé usb)</text:span></text:p>
          </table:table-cell>
        </table:table-row>
        <table:table-row>
          <table:table-cell table:style-name="Tableau1.A2" office:value-type="string">
            <text:p text:style-name="P8">Entretien,répa</text:p>
          </table:table-cell>
          <table:table-cell table:style-name="Tableau1.A2" office:value-type="string">
            <text:p text:style-name="P8">Frais de mission</text:p>
          </table:table-cell>
          <table:table-cell table:style-name="Tableau1.C2" office:value-type="string">
            <text:p text:style-name="P8">Frais divers</text:p>
          </table:table-cell>
        </table:table-row>
        <table:table-row>
          <table:table-cell table:style-name="Tableau1.A2" office:value-type="string">
            <text:p text:style-name="Table_20_Contents">-<text:span text:style-name="T1">maintenance</text:span></text:p>
            <text:p text:style-name="Table_20_Contents">-<text:span text:style-name="T1">petit outillage</text:span></text:p>
            <text:p text:style-name="Table_20_Contents">-<text:span text:style-name="T1">CPF</text:span></text:p>
            <text:p text:style-name="Table_20_Contents">-<text:span text:style-name="T1">maintenance materiel informatique</text:span></text:p>
            <text:p text:style-name="Table_20_Contents">-<text:span text:style-name="T1">maintenance véhicules de services</text:span></text:p>
          </table:table-cell>
          <table:table-cell table:style-name="Tableau1.A2" office:value-type="string">
            <text:p text:style-name="Table_20_Contents">-<text:span text:style-name="T1">Frais de missions</text:span></text:p>
            <text:p text:style-name="Table_20_Contents">-<text:span text:style-name="T1">indemnité kilométrique (quand un employé utilise sa propre voiture. )</text:span></text:p>
            <text:p text:style-name="Table_20_Contents">-<text:span text:style-name="T1">reception d’un client (on lui loue une chambre d’hotel, par exemple)</text:span></text:p>
            <text:p text:style-name="Table_20_Contents">-<text:span text:style-name="T1">voyage</text:span></text:p>
            <text:p text:style-name="Table_20_Contents">-<text:span text:style-name="T1">location d’un véhicule (un employé envoyé en mission qui doit louer un véhicule sur place, par exemple)</text:span></text:p>
            <text:p text:style-name="Table_20_Contents">-<text:span text:style-name="T1">Envoi de personnel en mission</text:span></text:p>
            <text:p text:style-name="Table_20_Contents"/>
          </table:table-cell>
          <table:table-cell table:style-name="Tableau1.C2" office:value-type="string">
            <text:p text:style-name="P8">Costume</text:p>
            <text:p text:style-name="P8">-réservation de salle</text:p>
            <text:p text:style-name="P8">-location immobilaire</text:p>
            <text:p text:style-name="P8">-frais de siège vers les activités (l’entreprise à des sites, elle engage des frais pour les sites</text:p>
            <text:p text:style-name="P8">-location mobilaire</text:p>
            <text:p text:style-name="P8">-location matériel</text:p>
            <text:p text:style-name="P8">-loyer programme informatique</text:p>
            <text:p text:style-name="P8">-frais affranchissement</text:p>
            <text:p text:style-name="P8">-téléphone (tous ce qui est phone de boulot)</text:p>
            <text:p text:style-name="P8">-réseau informatique</text:p>
            <text:p text:style-name="P8">-fourniture de bureau</text:p>
            <text:p text:style-name="P8">-sous traitance</text:p>
            <text:p text:style-name="P8">-transport divers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Frais de promotion de pub</text:p>
          </table:table-cell>
        </table:table-row>
        <table:table-row>
          <table:table-cell table:style-name="Tableau2.A2" office:value-type="string">
            <text:p text:style-name="Table_20_Contents">-<text:span text:style-name="T1">foire,espo</text:span></text:p>
            <text:p text:style-name="Table_20_Contents">-<text:span text:style-name="T1">cadre publicitaire</text:span></text:p>
            <text:p text:style-name="Table_20_Contents">-<text:span text:style-name="T1">publication</text:span></text:p>
            <text:p text:style-name="Table_20_Contents">-<text:span text:style-name="T1">tirage publicitaire</text:span></text:p>
            <text:p text:style-name="Table_20_Contents">-<text:span text:style-name="T1">cpf agence publicitaire</text:span></text:p>
            <text:p text:style-name="Table_20_Contents">-<text:span text:style-name="T1">tirage exposition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0:34:55.041931564</meta:creation-date>
    <meta:editing-duration>PT2M35S</meta:editing-duration>
    <meta:editing-cycles>2</meta:editing-cycles>
    <meta:generator>LibreOffice/5.1.6.2$Linux_X86_64 LibreOffice_project/10m0$Build-2</meta:generator>
    <dc:date>2018-09-24T21:13:04.698392910</dc:date>
    <meta:document-statistic meta:table-count="2" meta:image-count="0" meta:object-count="0" meta:page-count="1" meta:paragraph-count="58" meta:word-count="236" meta:character-count="1641" meta:non-whitespace-character-count="1461"/>
  </office:meta>
</office:document-meta>
</file>